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1cm" fo:min-width="9.005cm"/>
    </style:style>
    <style:style style:name="gr2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628cm" fo:min-width="2.573cm"/>
    </style:style>
    <style:style style:name="gr3" style:family="graphic" style:parent-style-name="standard">
      <style:graphic-properties svg:stroke-color="#666666" draw:fill="solid" draw:fill-color="#cccccc" draw:textarea-horizontal-align="justify" draw:textarea-vertical-align="middle" draw:auto-grow-height="false" fo:min-height="5.025cm" fo:min-width="10.522cm"/>
    </style:style>
    <style:style style:name="gr4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497cm" fo:min-width="1.553cm"/>
    </style:style>
    <style:style style:name="gr5" style:family="graphic" style:parent-style-name="standard">
      <style:graphic-properties svg:stroke-color="#666666" draw:fill="solid" draw:fill-color="#69ab69" draw:textarea-horizontal-align="justify" draw:textarea-vertical-align="middle" draw:auto-grow-height="false" fo:min-height="4.107cm" fo:min-width="5.562cm"/>
    </style:style>
    <style:style style:name="gr6" style:family="graphic" style:parent-style-name="standard">
      <style:graphic-properties svg:stroke-color="#004586" draw:textarea-horizontal-align="justify" draw:textarea-vertical-align="middle" draw:auto-grow-height="false" fo:min-height="1.003cm" fo:min-width="3.575cm"/>
    </style:style>
    <style:style style:name="gr7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004cm" fo:min-width="3.575cm"/>
    </style:style>
    <style:style style:name="gr8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005cm" fo:min-width="3.575cm"/>
    </style:style>
    <style:style style:name="gr9" style:family="graphic" style:parent-style-name="standard">
      <style:graphic-properties svg:stroke-color="#ffff66" draw:fill-color="#ffffcc" draw:textarea-horizontal-align="justify" draw:textarea-vertical-align="middle" draw:auto-grow-height="false" fo:min-height="0.785cm" fo:min-width="2.866cm"/>
    </style:style>
    <style:style style:name="gr10" style:family="graphic" style:parent-style-name="standard">
      <style:graphic-properties svg:stroke-color="#ffff66" draw:fill-color="#ffffcc" draw:textarea-horizontal-align="justify" draw:textarea-vertical-align="middle" draw:auto-grow-height="false" fo:min-height="0.786cm" fo:min-width="2.868cm"/>
    </style:style>
    <style:style style:name="gr11" style:family="graphic" style:parent-style-name="standard">
      <style:graphic-properties svg:stroke-color="#336699" draw:fill="solid" draw:fill-color="#729fcf" draw:textarea-horizontal-align="justify" draw:textarea-vertical-align="middle" draw:auto-grow-height="false" fo:min-height="0.786cm" fo:min-width="2.868cm"/>
    </style:style>
    <style:style style:name="gr12" style:family="graphic" style:parent-style-name="standard">
      <style:graphic-properties svg:stroke-color="#314004" draw:fill="solid" draw:fill-color="#ff9900" draw:textarea-horizontal-align="justify" draw:textarea-vertical-align="middle" draw:auto-grow-height="false" fo:min-height="1.004cm" fo:min-width="3.575cm"/>
    </style:style>
    <style:style style:name="gr13" style:family="graphic" style:parent-style-name="standard">
      <style:graphic-properties svg:stroke-color="#004586" draw:fill-color="#eeeeee" draw:textarea-horizontal-align="justify" draw:textarea-vertical-align="middle" draw:auto-grow-height="false" fo:min-height="1.004cm" fo:min-width="3.575cm"/>
    </style:style>
    <style:style style:name="gr14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496cm" fo:min-width="1.552cm"/>
    </style:style>
    <style:style style:name="gr15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4.442cm" fo:min-width="6.029cm"/>
    </style:style>
    <style:style style:name="gr16" style:family="graphic" style:parent-style-name="standard">
      <style:graphic-properties svg:stroke-color="#ffff66" draw:fill-color="#ffffcc" draw:textarea-horizontal-align="justify" draw:textarea-vertical-align="middle" draw:auto-grow-height="false" fo:min-height="0.865cm" fo:min-width="3.125cm"/>
    </style:style>
    <style:style style:name="gr17" style:family="graphic" style:parent-style-name="standard">
      <style:graphic-properties svg:stroke-color="#ffff66" draw:fill-color="#ffffcc" draw:textarea-horizontal-align="justify" draw:textarea-vertical-align="middle" draw:auto-grow-height="false" fo:min-height="0.864cm" fo:min-width="3.125cm"/>
    </style:style>
    <style:style style:name="gr18" style:family="graphic" style:parent-style-name="standard">
      <style:graphic-properties svg:stroke-color="#336699" draw:fill="solid" draw:fill-color="#729fcf" draw:textarea-horizontal-align="justify" draw:textarea-vertical-align="middle" draw:auto-grow-height="false" fo:min-height="0.865cm" fo:min-width="3.125cm"/>
    </style:style>
    <style:style style:name="gr19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1cm" fo:min-width="6.51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cm" fo:min-width="5.01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7cm" fo:min-width="6.16cm"/>
    </style:style>
    <style:style style:name="gr23" style:family="graphic" style:parent-style-name="objectwithoutfill">
      <style:graphic-properties draw:stroke="dash" draw:stroke-dash="Dashed_20__28_var_29_" svg:stroke-color="#808080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2cm" fo:min-width="9.233cm"/>
    </style:style>
    <style:style style:name="gr25" style:family="graphic" style:parent-style-name="standard">
      <style:graphic-properties svg:stroke-width="0.035cm" svg:stroke-color="#cc00cc" draw:marker-start-width="0.252cm" draw:marker-end-width="0.252cm" draw:fill="none" draw:textarea-vertical-align="middle" draw:auto-grow-height="false" fo:min-height="1.178cm" fo:min-width="0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9cm" fo:min-width="2.991cm"/>
    </style:style>
    <style:style style:name="gr2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9.66cm"/>
    </style:style>
    <style:style style:name="gr30" style:family="graphic" style:parent-style-name="standard">
      <style:graphic-properties svg:stroke-color="#ff6600" draw:fill-color="#ff9900" draw:textarea-horizontal-align="justify" draw:textarea-vertical-align="middle" draw:auto-grow-height="false" fo:min-height="1.44cm" fo:min-width="8.226cm"/>
    </style:style>
    <style:style style:name="gr31" style:family="graphic" style:parent-style-name="standard">
      <style:graphic-properties svg:stroke-width="0.102cm" svg:stroke-color="#808080" draw:marker-start-width="0.352cm" draw:marker-end-width="0.352cm" draw:fill="solid" draw:fill-color="#ccccc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2" style:family="graphic" style:parent-style-name="standard">
      <style:graphic-properties svg:stroke-width="0.051cm" svg:stroke-color="#1c1c1c" draw:marker-start-width="0.276cm" draw:marker-end-width="0.276cm" draw:fill="solid" draw:fill-color="#eeeeee" draw:textarea-horizontal-align="justify" draw:textarea-vertical-align="middle" draw:auto-grow-height="false" fo:min-height="2.748cm" fo:min-width="5.292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4.93cm"/>
    </style:style>
    <style:style style:name="gr34" style:family="graphic" style:parent-style-name="objectwithoutfill">
      <style:graphic-properties svg:stroke-width="0.457cm" svg:stroke-color="#729fcf" draw:marker-start-width="0.882cm" draw:marker-end-width="0.882cm" draw:fill="none" draw:textarea-vertical-align="middle" fo:padding-top="0.35cm" fo:padding-bottom="0.35cm" fo:padding-left="0.475cm" fo:padding-right="0.475cm"/>
    </style:style>
    <style:style style:name="gr35" style:family="graphic" style:parent-style-name="objectwithoutfill">
      <style:graphic-properties svg:stroke-width="0.457cm" svg:stroke-color="#ff9900" draw:marker-start-width="0.882cm" draw:marker-end-width="0.882cm" draw:fill="none" draw:textarea-vertical-align="middle" fo:padding-top="0.35cm" fo:padding-bottom="0.35cm" fo:padding-left="0.475cm" fo:padding-right="0.475cm"/>
    </style:style>
    <style:style style:name="gr36" style:family="graphic" style:parent-style-name="objectwithoutfill">
      <style:graphic-properties svg:stroke-width="0.457cm" svg:stroke-color="#669933" draw:marker-start-width="0.882cm" draw:marker-end-width="0.882cm" draw:fill="none" draw:fill-color="#ff9900" draw:textarea-vertical-align="middle" fo:padding-top="0.35cm" fo:padding-bottom="0.35cm" fo:padding-left="0.475cm" fo:padding-right="0.475cm"/>
    </style:style>
    <style:style style:name="gr37" style:family="graphic" style:parent-style-name="objectwithoutfill">
      <style:graphic-properties svg:stroke-width="0.457cm" svg:stroke-color="#b2b2b2" draw:marker-start-width="0.882cm" draw:marker-end-width="0.882cm" draw:fill="none" draw:textarea-vertical-align="middle" fo:padding-top="0.35cm" fo:padding-bottom="0.35cm" fo:padding-left="0.475cm" fo:padding-right="0.475cm"/>
    </style:style>
    <style:style style:name="gr38" style:family="graphic" style:parent-style-name="standard">
      <style:graphic-properties svg:stroke-color="#004586" draw:textarea-horizontal-align="justify" draw:textarea-vertical-align="middle" draw:auto-grow-height="false" fo:min-height="1.438cm" fo:min-width="8.226cm"/>
    </style:style>
    <style:style style:name="gr39" style:family="graphic" style:parent-style-name="standard">
      <style:graphic-properties svg:stroke-color="#ff6600" draw:fill="solid" draw:fill-color="#ff9900" draw:textarea-horizontal-align="justify" draw:textarea-vertical-align="middle" draw:auto-grow-height="false" fo:min-height="1.44cm" fo:min-width="8.22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02cm"/>
    </style:style>
    <style:style style:name="gr41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439cm" fo:min-width="8.226cm"/>
    </style:style>
    <style:style style:name="gr42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438cm" fo:min-width="8.226cm"/>
    </style:style>
    <style:style style:name="gr43" style:family="graphic" style:parent-style-name="standard">
      <style:graphic-properties svg:stroke-color="#666666" draw:fill-color="#dddddd" draw:textarea-horizontal-align="justify" draw:textarea-vertical-align="middle" draw:auto-grow-height="false" fo:min-height="1.438cm" fo:min-width="8.22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6.892cm"/>
    </style:style>
    <style:style style:name="gr45" style:family="graphic" style:parent-style-name="standard">
      <style:graphic-properties svg:stroke-color="#669966" draw:fill="solid" draw:fill-color="#99cc99" draw:textarea-horizontal-align="justify" draw:textarea-vertical-align="middle" draw:auto-grow-height="false" fo:min-height="1.71cm" fo:min-width="9.632cm"/>
    </style:style>
    <style:style style:name="gr46" style:family="graphic" style:parent-style-name="standard">
      <style:graphic-properties svg:stroke-color="#669966" draw:fill="solid" draw:fill-color="#99cc99" draw:textarea-horizontal-align="justify" draw:textarea-vertical-align="middle" draw:auto-grow-height="false" fo:min-height="1.711cm" fo:min-width="9.632cm"/>
    </style:style>
    <style:style style:name="gr47" style:family="graphic" style:parent-style-name="standard">
      <style:graphic-properties svg:stroke-width="0.051cm" svg:stroke-color="#1c1c1c" draw:marker-start-width="0.276cm" draw:marker-end-width="0.276cm" draw:fill="solid" draw:fill-color="#eeeeee" draw:textarea-horizontal-align="justify" draw:textarea-vertical-align="middle" draw:auto-grow-height="false" fo:min-height="1.986cm" fo:min-width="7.07cm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4.93cm"/>
    </style:style>
    <style:style style:name="gr49" style:family="graphic" style:parent-style-name="objectwithoutfill">
      <style:graphic-properties svg:stroke-width="0.457cm" svg:stroke-color="#99cc99" draw:marker-start-width="0.882cm" draw:marker-end-width="0.882cm" draw:fill="none" draw:textarea-vertical-align="middle" fo:padding-top="0.35cm" fo:padding-bottom="0.35cm" fo:padding-left="0.475cm" fo:padding-right="0.475cm"/>
    </style:style>
    <style:style style:name="gr50" style:family="graphic" style:parent-style-name="standard">
      <style:graphic-properties svg:stroke-color="#004586" draw:textarea-horizontal-align="justify" draw:textarea-vertical-align="middle" draw:auto-grow-height="false" fo:min-height="1.71cm" fo:min-width="9.63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7.698cm"/>
    </style:style>
    <style:style style:name="gr52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766cm" fo:min-width="3.056cm"/>
    </style:style>
    <style:style style:name="gr53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10.841cm"/>
    </style:style>
    <style:style style:name="gr54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0.766cm" fo:min-width="2.294cm"/>
    </style:style>
    <style:style style:name="gr55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8.39cm"/>
    </style:style>
    <style:style style:name="gr56" style:family="graphic" style:parent-style-name="standard">
      <style:graphic-properties svg:stroke-color="#004586" draw:textarea-horizontal-align="justify" draw:textarea-vertical-align="middle" draw:auto-grow-height="false" fo:min-height="1.267cm" fo:min-width="4.435cm"/>
    </style:style>
    <style:style style:name="gr57" style:family="graphic" style:parent-style-name="standard">
      <style:graphic-properties svg:stroke-color="#314004" draw:fill="solid" draw:fill-color="#99cc66" draw:textarea-horizontal-align="justify" draw:textarea-vertical-align="middle" draw:auto-grow-height="false" fo:min-height="1.268cm" fo:min-width="4.435cm"/>
    </style:style>
    <style:style style:name="gr58" style:family="graphic" style:parent-style-name="standard">
      <style:graphic-properties svg:stroke-color="#ffff66" draw:fill-color="#ffffcc" draw:textarea-horizontal-align="justify" draw:textarea-vertical-align="middle" draw:auto-grow-height="false" fo:min-height="1.267cm" fo:min-width="4.435cm"/>
    </style:style>
    <style:style style:name="gr59" style:family="graphic" style:parent-style-name="standard">
      <style:graphic-properties svg:stroke-color="#336699" draw:fill="solid" draw:fill-color="#729fcf" draw:textarea-horizontal-align="justify" draw:textarea-vertical-align="middle" draw:auto-grow-height="false" fo:min-height="1.268cm" fo:min-width="4.435cm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63" style:family="graphic" style:parent-style-name="objectwithoutfill">
      <style:graphic-properties draw:marker-start="Rounded_20_large_20_Arrow" draw:marker-end="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1.037cm"/>
    </style:style>
    <style:style style:name="gr65" style:family="graphic" style:parent-style-name="standard">
      <style:graphic-properties svg:stroke-color="#314004" draw:fill="solid" draw:fill-color="#ff9900" draw:textarea-horizontal-align="justify" draw:textarea-vertical-align="middle" draw:auto-grow-height="false" fo:min-height="1.268cm" fo:min-width="4.435cm"/>
    </style:style>
    <style:style style:name="gr66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11.034cm"/>
    </style:style>
    <style:style style:name="gr67" style:family="graphic" style:parent-style-name="standard">
      <style:graphic-properties svg:stroke-color="#666666" draw:fill="solid" draw:fill-color="#dddddd" draw:textarea-horizontal-align="justify" draw:textarea-vertical-align="middle" draw:auto-grow-height="false" fo:min-height="6.14cm" fo:min-width="9.86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9.09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006600" fo:font-size="18pt"/>
    </style:style>
    <style:style style:name="P6" style:family="paragraph">
      <loext:graphic-properties draw:fill="solid" draw:fill-color="#69ab69"/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solid" draw:fill-color="#99cc66"/>
      <style:paragraph-properties fo:text-align="center"/>
      <style:text-properties fo:font-size="18pt"/>
    </style:style>
    <style:style style:name="P9" style:family="paragraph">
      <loext:graphic-properties draw:fill-color="#ffffcc"/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16pt" style:font-size-asian="18pt" style:font-size-complex="18pt"/>
    </style:style>
    <style:style style:name="P11" style:family="paragraph">
      <loext:graphic-properties draw:fill="solid" draw:fill-color="#729fcf"/>
      <style:paragraph-properties fo:text-align="center"/>
      <style:text-properties fo:font-size="16pt" style:font-size-asian="18pt" style:font-size-complex="18pt"/>
    </style:style>
    <style:style style:name="P12" style:family="paragraph">
      <loext:graphic-properties draw:fill="solid" draw:fill-color="#ff9900"/>
      <style:paragraph-properties fo:text-align="center"/>
      <style:text-properties fo:font-size="18pt"/>
    </style:style>
    <style:style style:name="P13" style:family="paragraph">
      <loext:graphic-properties draw:fill-color="#eeeeee"/>
      <style:paragraph-properties fo:text-align="center"/>
      <style:text-properties fo:font-size="18pt"/>
    </style:style>
    <style:style style:name="P14" style:family="paragraph">
      <loext:graphic-properties draw:fill="solid" draw:fill-color="#eeeeee"/>
      <style:paragraph-properties fo:text-align="center"/>
    </style:style>
    <style:style style:name="P15" style:family="paragraph">
      <loext:graphic-properties draw:fill="solid" draw:fill-color="#729fcf"/>
      <style:paragraph-properties fo:text-align="center"/>
      <style:text-properties fo:font-size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color="#808080"/>
    </style:style>
    <style:style style:name="P18" style:family="paragraph">
      <loext:graphic-properties draw:fill="none" draw:fill-color="#ffffff"/>
      <style:text-properties fo:color="#990099"/>
    </style:style>
    <style:style style:name="P19" style:family="paragraph">
      <loext:graphic-properties draw:fill-color="#ffffff"/>
    </style:style>
    <style:style style:name="P20" style:family="paragraph">
      <loext:graphic-properties draw:fill-color="#ff9900"/>
      <style:paragraph-properties fo:text-align="center"/>
    </style:style>
    <style:style style:name="P21" style:family="paragraph">
      <loext:graphic-properties draw:fill="none" draw:fill-color="#ffffff"/>
      <style:text-properties fo:font-size="16pt" style:font-size-asian="16pt" style:font-size-complex="16pt"/>
    </style:style>
    <style:style style:name="P22" style:family="paragraph">
      <loext:graphic-properties draw:fill="none" draw:fill-color="#ff9900"/>
      <style:paragraph-properties fo:text-align="center"/>
    </style:style>
    <style:style style:name="P23" style:family="paragraph">
      <loext:graphic-properties draw:fill="solid" draw:fill-color="#ff9900"/>
      <style:paragraph-properties fo:text-align="center"/>
    </style:style>
    <style:style style:name="P24" style:family="paragraph">
      <loext:graphic-properties draw:fill="solid" draw:fill-color="#99cc66"/>
      <style:paragraph-properties fo:text-align="center"/>
    </style:style>
    <style:style style:name="P25" style:family="paragraph">
      <loext:graphic-properties draw:fill-color="#dddddd"/>
      <style:paragraph-properties fo:text-align="center"/>
    </style:style>
    <style:style style:name="P26" style:family="paragraph">
      <loext:graphic-properties draw:fill="solid" draw:fill-color="#99cc99"/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solid" draw:fill-color="#dddddd"/>
      <style:paragraph-properties fo:text-align="center"/>
    </style:style>
    <style:style style:name="P29" style:family="paragraph">
      <loext:graphic-properties draw:fill-color="#ffffff"/>
      <style:text-properties fo:font-size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ff"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6600" fo:font-size="18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8pt"/>
    </style:style>
    <style:style style:name="T5" style:family="text">
      <style:text-properties fo:font-size="16pt" style:font-size-asian="18pt" style:font-size-complex="18pt"/>
    </style:style>
    <style:style style:name="T6" style:family="text">
      <style:text-properties fo:color="#808080"/>
    </style:style>
    <style:style style:name="T7" style:family="text">
      <style:text-properties fo:color="#808080" fo:font-style="italic" style:font-style-asian="italic" style:font-style-complex="italic"/>
    </style:style>
    <style:style style:name="T8" style:family="text">
      <style:text-properties fo:color="#808080" fo:font-style="normal" style:font-style-asian="normal" style:font-style-complex="normal"/>
    </style:style>
    <style:style style:name="T9" style:family="text">
      <style:text-properties fo:color="#990099" fo:font-size="11pt" style:font-size-asian="11pt" style:font-size-complex="11pt"/>
    </style:style>
    <style:style style:name="T10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0000cc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9.803cm" svg:height="1.901cm" svg:x="15.934cm" svg:y="0.868cm">
          <draw:text-box>
            <text:p text:style-name="P1"><text:span text:style-name="T1">Repository Hierarchy</text:span></text:p>
          </draw:text-box>
        </draw:frame>
        <draw:custom-shape draw:style-name="gr2" draw:text-style-name="P3" draw:layer="layout" svg:width="3.073cm" svg:height="0.878cm" svg:x="5.435cm" svg:y="0.515cm">
          <text:p text:style-name="P1"><text:span text:style-name="T2">upstrea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11.022cm" svg:height="5.275cm" svg:x="1.331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2.053cm" svg:height="0.747cm" svg:x="12.125cm" svg:y="15.108cm">
          <text:p text:style-name="P1"><text:span text:style-name="T3">l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" draw:id="id4" draw:layer="layout" svg:width="6.062cm" svg:height="4.357cm" svg:x="10.074cm" svg:y="15.9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209cm" svg:height="1.387cm" draw:transform="rotate (1.5707963267949) translate (3.917cm 6.192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4.209cm" svg:height="1.388cm" draw:transform="rotate (1.5707963267949) translate (6cm 6.192cm)">
          <text:p text:style-name="P1"><text:span text:style-name="T4">release/4.</text:span><text:span text:style-name="T4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4.209cm" svg:height="1.389cm" draw:transform="rotate (1.5707963267949) translate (8.083cm 6.192cm)">
          <text:p text:style-name="P1"><text:span text:style-name="T4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478cm" svg:height="1.147cm" draw:transform="rotate (1.5707963267949) translate (12.538cm 19.902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3.478cm" svg:height="1.146cm" draw:transform="rotate (1.5707963267949) translate (14.26cm 19.902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3.478cm" svg:height="1.146cm" draw:transform="rotate (1.5707963267949) translate (10.818cm 19.902cm)">
          <text:p text:style-name="P10"><text:span text:style-name="T5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4.209cm" svg:height="1.388cm" draw:transform="rotate (1.5707963267949) translate (10.149cm 6.192cm)">
          <text:p text:style-name="P1"><text:span text:style-name="T4">epic/JIRA-46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4.209cm" svg:height="1.388cm" draw:transform="rotate (1.5707963267949) translate (1.861cm 6.192cm)">
          <text:p text:style-name="P1"><text:span text:style-name="T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2.052cm" svg:height="0.746cm" svg:x="12.33cm" svg:y="7.513cm">
          <text:p text:style-name="P1"><text:span text:style-name="T2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xml:id="id2" draw:id="id2" draw:layer="layout" svg:width="6.529cm" svg:height="4.692cm" svg:x="9.905cm" svg:y="8.36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745cm" svg:height="1.235cm" draw:transform="rotate (1.5707963267949) translate (12.559cm 12.609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745cm" svg:height="1.234cm" draw:transform="rotate (1.5707963267949) translate (14.413cm 12.609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draw:layer="layout" svg:width="3.745cm" svg:height="1.235cm" draw:transform="rotate (1.5707963267949) translate (10.706cm 12.609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6" draw:layer="layout" svg:x1="6.842cm" svg:y1="6.775cm" svg:x2="9.905cm" svg:y2="10.712cm" draw:start-shape="id1" draw:start-glue-point="2" draw:end-shape="id2" draw:end-glue-point="3" svg:d="M6842 6775v3937h3063" svg:viewBox="0 0 3064 3938">
          <text:p/>
        </draw:connector>
        <draw:frame draw:style-name="gr20" draw:text-style-name="P17" xml:id="id7" draw:id="id7" draw:layer="layout" svg:width="7.017cm" svg:height="4.181cm" svg:x="18.412cm" svg:y="15.786cm">
          <draw:text-box>
            <text:p><text:span text:style-name="T6">JIRA branches are for:</text:span></text:p>
            <text:p><text:span text:style-name="T6">- stories</text:span></text:p>
            <text:p><text:span text:style-name="T6">- bugs</text:span></text:p>
            <text:p><text:span text:style-name="T6">- tasks</text:span></text:p>
            <text:p><text:span text:style-name="T6">- subtasks</text:span></text:p>
          </draw:text-box>
        </draw:frame>
        <draw:frame draw:style-name="gr21" draw:text-style-name="P17" xml:id="id5" draw:id="id5" draw:layer="layout" svg:width="5.891cm" svg:height="1.657cm" svg:x="19.202cm" svg:y="8.391cm">
          <draw:text-box>
            <text:p><text:span text:style-name="T6">Fork of </text:span><text:span text:style-name="T7">upstream</text:span></text:p>
            <text:p><text:span text:style-name="T8">for each developer.</text:span></text:p>
          </draw:text-box>
        </draw:frame>
        <draw:frame draw:style-name="gr22" draw:text-style-name="P17" xml:id="id3" draw:id="id3" draw:layer="layout" svg:width="7.119cm" svg:height="2.36cm" svg:x="1.486cm" svg:y="16.755cm">
          <draw:text-box>
            <text:p><text:span text:style-name="T7">ghCO</text:span><text:span text:style-name="T8"> will </text:span><text:span text:style-name="T8">Clone </text:span><text:span text:style-name="T8">O</text:span><text:span text:style-name="T7">rigin</text:span></text:p>
            <text:p><text:span text:style-name="T6">and prune </text:span><text:span text:style-name="T6">all </text:span><text:span text:style-name="T6">branches,</text:span></text:p>
            <text:p><text:span text:style-name="T6">except </text:span><text:span text:style-name="T7">developme</text:span><text:span text:style-name="T7">nt</text:span></text:p>
          </draw:text-box>
        </draw:frame>
        <draw:connector draw:style-name="gr23" draw:text-style-name="P16" draw:layer="layout" draw:type="line" svg:x1="8.605cm" svg:y1="17.935cm" svg:x2="10.074cm" svg:y2="18.139cm" draw:start-shape="id3" draw:start-glue-point="1" draw:end-shape="id4" svg:d="M8605 17935l1469 204" svg:viewBox="0 0 1470 205">
          <text:p/>
        </draw:connector>
        <draw:connector draw:style-name="gr23" draw:text-style-name="P16" draw:layer="layout" draw:type="line" svg:x1="19.202cm" svg:y1="9.219cm" svg:x2="17.007cm" svg:y2="9.184cm" draw:start-shape="id5" draw:start-glue-point="3" svg:d="M19202 9219l-2195-35" svg:viewBox="0 0 2196 36">
          <text:p/>
        </draw:connector>
        <draw:frame draw:style-name="gr24" draw:text-style-name="P17" xml:id="id6" draw:id="id6" draw:layer="layout" svg:width="10.404cm" svg:height="0.954cm" svg:x="14.372cm" svg:y="4.541cm">
          <draw:text-box>
            <text:p><text:span text:style-name="T6">Authoritati</text:span><text:span text:style-name="T6">ve copy </text:span><text:span text:style-name="T6">of the </text:span><text:span text:style-name="T6">code </text:span><text:span text:style-name="T6">base</text:span></text:p>
          </draw:text-box>
        </draw:frame>
        <draw:connector draw:style-name="gr23" draw:text-style-name="P16" draw:layer="layout" draw:type="line" svg:x1="14.372cm" svg:y1="5.018cm" svg:x2="12.353cm" svg:y2="4.137cm" draw:start-shape="id6" draw:start-glue-point="3" draw:end-shape="id1" draw:end-glue-point="1" svg:d="M14372 5018l-2019-881" svg:viewBox="0 0 2020 882">
          <text:p/>
        </draw:connector>
        <draw:custom-shape draw:style-name="gr25" draw:text-style-name="P16" draw:layer="layout" svg:width="0.638cm" svg:height="1.542cm" draw:transform="rotate (1.5707963267949) translate (13.427cm 13.37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8" draw:layer="layout" svg:width="3.732cm" svg:height="0.683cm" svg:x="13.535cm" svg:y="13.295cm">
          <draw:text-box>
            <text:p><text:span text:style-name="T9">Tracking Branches</text:span></text:p>
          </draw:text-box>
        </draw:frame>
        <draw:connector draw:style-name="gr23" draw:text-style-name="P16" draw:layer="layout" draw:type="line" svg:x1="18.412cm" svg:y1="17.876cm" svg:x2="16.136cm" svg:y2="18.139cm" draw:start-shape="id7" draw:end-shape="id4" draw:end-glue-point="1" svg:d="M18412 17876l-2276 263" svg:viewBox="0 0 2277 264">
          <text:p/>
        </draw:connector>
        <draw:connector draw:style-name="gr27" draw:text-style-name="P16" draw:layer="layout" draw:type="line" svg:x1="13.169cm" svg:y1="13.058cm" svg:x2="13.151cm" svg:y2="15.108cm" draw:start-shape="id2" draw:start-glue-point="2" draw:end-shape="id8" svg:d="M13169 13058l-18 2050" svg:viewBox="0 0 19 2051">
          <text:p/>
        </draw:connector>
        <presentation:notes draw:style-name="dp2">
          <draw:page-thumbnail draw:style-name="gr28" draw:layer="layout" svg:width="13.968cm" svg:height="10.476cm" svg:x="3.81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9" draw:text-style-name="P2" draw:layer="layout" svg:width="10.16cm" svg:height="2.032cm" svg:x="8.92cm" svg:y="1.778cm">
          <draw:text-box>
            <text:p text:style-name="P1"><text:span text:style-name="T1">Upstream Repository</text:span></text:p>
            <text:p text:style-name="P1"><text:span text:style-name="T10">upstream</text:span></text:p>
          </draw:text-box>
        </draw:frame>
        <draw:custom-shape draw:style-name="gr30" draw:text-style-name="P20" draw:layer="layout" svg:width="8.908cm" svg:height="1.872cm" draw:transform="rotate (1.5707963267949) translate (13.255cm 15.7cm)">
          <text:p text:style-name="P1">epic/JIRA-466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4" draw:layer="layout" svg:width="0.355cm" svg:height="0.357cm" svg:x="21.249cm" svg:y="10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355cm" svg:height="0.357cm" svg:x="22.091cm" svg:y="10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357cm" svg:height="0.356cm" svg:x="22.933cm" svg:y="10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5.842cm" svg:height="3.048cm" svg:x="21.282cm" svg:y="17.064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5.43cm" svg:height="3.386cm" svg:x="22.571cm" svg:y="17.18cm">
          <draw:text-box>
            <text:p><text:span text:style-name="T11">Master</text:span></text:p>
            <text:p><text:span text:style-name="T11">development</text:span></text:p>
            <text:p><text:span text:style-name="T11">epic</text:span></text:p>
            <text:p><text:span text:style-name="T11">release</text:span></text:p>
          </draw:text-box>
        </draw:frame>
        <draw:line draw:style-name="gr34" draw:text-style-name="P16" draw:layer="layout" svg:x1="21.79cm" svg:y1="18.174cm" svg:x2="22.552cm" svg:y2="18.174cm">
          <text:p/>
        </draw:line>
        <draw:line draw:style-name="gr35" draw:text-style-name="P16" draw:layer="layout" svg:x1="21.79cm" svg:y1="18.866cm" svg:x2="22.552cm" svg:y2="18.866cm">
          <text:p/>
        </draw:line>
        <draw:line draw:style-name="gr36" draw:text-style-name="P22" draw:layer="layout" svg:x1="21.79cm" svg:y1="19.512cm" svg:x2="22.552cm" svg:y2="19.512cm">
          <text:p/>
        </draw:line>
        <draw:line draw:style-name="gr37" draw:text-style-name="P16" draw:layer="layout" svg:x1="21.79cm" svg:y1="17.574cm" svg:x2="22.552cm" svg:y2="17.574cm">
          <text:p/>
        </draw:line>
        <draw:custom-shape draw:style-name="gr38" draw:text-style-name="P1" draw:layer="layout" svg:width="8.908cm" svg:height="1.87cm" draw:transform="rotate (1.5707963267949) translate (7.644cm 15.7cm)">
          <text:p text:style-name="P1">develop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3" draw:layer="layout" svg:width="8.908cm" svg:height="1.872cm" draw:transform="rotate (1.5707963267949) translate (10.449cm 15.7cm)">
          <text:p text:style-name="P1">epic/JIRA-123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7" draw:layer="layout" svg:width="8.202cm" svg:height="0.962cm" svg:x="4.064cm" svg:y="19.05cm">
          <draw:text-box>
            <text:p><text:span text:style-name="T6">JIRA = Project Abbreviation</text:span></text:p>
          </draw:text-box>
        </draw:frame>
        <draw:custom-shape draw:style-name="gr41" draw:text-style-name="P24" draw:layer="layout" svg:width="8.908cm" svg:height="1.871cm" draw:transform="rotate (1.5707963267949) translate (16.016cm 15.7cm)">
          <text:p text:style-name="P1">release/4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4" draw:layer="layout" svg:width="8.908cm" svg:height="1.87cm" draw:transform="rotate (1.5707963267949) translate (18.822cm 15.7cm)">
          <text:p text:style-name="P1">release/4.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5" draw:layer="layout" svg:width="8.908cm" svg:height="1.87cm" draw:transform="rotate (1.5707963267949) translate (4.845cm 15.7cm)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8" draw:layer="layout" svg:width="13.968cm" svg:height="10.476cm" svg:x="3.81cm" svg:y="2.123cm" draw:page-number="2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4" draw:text-style-name="P2" draw:layer="layout" svg:width="7.392cm" svg:height="2.032cm" svg:x="10.304cm" svg:y="1.078cm">
          <draw:text-box>
            <text:p text:style-name="P1"><text:span text:style-name="T1">Developer Fork</text:span></text:p>
            <text:p text:style-name="P1"><text:span text:style-name="T10">origin</text:span></text:p>
          </draw:text-box>
        </draw:frame>
        <draw:custom-shape draw:style-name="gr45" draw:text-style-name="P26" draw:layer="layout" svg:width="10.344cm" svg:height="2.172cm" draw:transform="rotate (1.5707963267949) translate (7.871cm 15.289cm)">
          <text:p text:style-name="P1">JIRA-374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6" draw:layer="layout" svg:width="10.344cm" svg:height="2.173cm" draw:transform="rotate (1.5707963267949) translate (11.128cm 15.289cm)">
          <text:p text:style-name="P1">JIRA-654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4" draw:layer="layout" svg:width="0.414cm" svg:height="0.413cm" svg:x="14.58cm" svg:y="9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414cm" svg:height="0.414cm" svg:x="15.558cm" svg:y="9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413cm" svg:height="0.414cm" svg:x="16.537cm" svg:y="9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7" draw:text-style-name="P14" draw:layer="layout" svg:width="7.62cm" svg:height="2.286cm" svg:x="19.304cm" svg:y="17.826cm">
            <text:p/>
            <draw:enhanced-geometry svg:viewBox="0 0 21600 21600" draw:type="rectangle" draw:enhanced-path="M 0 0 L 21600 0 21600 21600 0 21600 0 0 Z N"/>
          </draw:custom-shape>
          <draw:frame draw:style-name="gr48" draw:text-style-name="P21" draw:layer="layout" svg:width="5.43cm" svg:height="1.524cm" svg:x="21.147cm" svg:y="18.172cm">
            <draw:text-box>
              <text:p><text:span text:style-name="T11">Reference only</text:span></text:p>
              <text:p><text:span text:style-name="T11">Active development</text:span></text:p>
            </draw:text-box>
          </draw:frame>
          <draw:line draw:style-name="gr34" draw:text-style-name="P16" draw:layer="layout" svg:x1="20.066cm" svg:y1="18.566cm" svg:x2="20.828cm" svg:y2="18.566cm">
            <text:p/>
          </draw:line>
          <draw:line draw:style-name="gr49" draw:text-style-name="P16" draw:layer="layout" svg:x1="20.066cm" svg:y1="19.266cm" svg:x2="20.828cm" svg:y2="19.266cm">
            <text:p/>
          </draw:line>
        </draw:g>
        <draw:custom-shape draw:style-name="gr50" draw:text-style-name="P1" draw:layer="layout" svg:width="10.344cm" svg:height="2.172cm" draw:transform="rotate (1.5707963267949) translate (4.613cm 15.289cm)">
          <text:p text:style-name="P1">develop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7" draw:layer="layout" svg:width="8.202cm" svg:height="0.962cm" svg:x="2.286cm" svg:y="17.78cm">
          <draw:text-box>
            <text:p><text:span text:style-name="T6">JIRA = Project Abbreviation</text:span></text:p>
          </draw:text-box>
        </draw:frame>
        <draw:frame draw:style-name="gr51" draw:text-style-name="P27" draw:layer="layout" svg:width="8.198cm" svg:height="3.766cm" svg:x="18.408cm" svg:y="10.369cm">
          <draw:text-box>
            <text:p>“JIRA” branches are for:</text:p>
            <text:p>- stories</text:p>
            <text:p>- bugs</text:p>
            <text:p>- tasks</text:p>
            <text:p>- subtasks</text:p>
          </draw:text-box>
        </draw:frame>
        <presentation:notes draw:style-name="dp2">
          <draw:page-thumbnail draw:style-name="gr28" draw:layer="layout" svg:width="13.968cm" svg:height="10.476cm" svg:x="3.81cm" svg:y="2.123cm" draw:page-number="3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52" draw:text-style-name="P3" draw:layer="layout" svg:width="3.556cm" svg:height="1.016cm" svg:x="5.818cm" svg:y="4.978cm">
          <text:p text:style-name="P1"><text:span text:style-name="T2">upstream</text:span></text:p>
          <draw:enhanced-geometry svg:viewBox="0 0 21600 21600" draw:type="rectangle" draw:enhanced-path="M 0 0 L 21600 0 21600 21600 0 21600 0 0 Z N"/>
        </draw:custom-shape>
        <draw:custom-shape draw:style-name="gr53" draw:text-style-name="P28" draw:layer="layout" svg:width="11.341cm" svg:height="6.39cm" svg:x="1.888cm" svg:y="6.11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2.794cm" svg:height="1.016cm" svg:x="19.304cm" svg:y="5.224cm">
          <text:p text:style-name="P1"><text:span text:style-name="T2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8" draw:layer="layout" svg:width="8.89cm" svg:height="6.39cm" svg:x="16.002cm" svg:y="6.25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7" xml:id="id9" draw:id="id9" draw:layer="layout" svg:width="5.099cm" svg:height="1.681cm" draw:transform="rotate (1.5707963267949) translate (3.01cm 11.801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8" draw:layer="layout" svg:width="5.099cm" svg:height="1.682cm" draw:transform="rotate (1.5707963267949) translate (5.533cm 11.801cm)">
          <text:p text:style-name="P1"><text:span text:style-name="T4">release/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8" draw:layer="layout" svg:width="5.099cm" svg:height="1.682cm" draw:transform="rotate (1.5707963267949) translate (8.057cm 11.801cm)">
          <text:p text:style-name="P1"><text:span text:style-name="T4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9" xml:id="id10" draw:id="id10" draw:layer="layout" svg:width="5.099cm" svg:height="1.681cm" draw:transform="rotate (1.5707963267949) translate (19.616cm 12.036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9" draw:layer="layout" svg:width="5.099cm" svg:height="1.681cm" draw:transform="rotate (1.5707963267949) translate (22.14cm 12.036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5" draw:layer="layout" svg:width="5.099cm" svg:height="1.682cm" draw:transform="rotate (1.5707963267949) translate (17.092cm 12.036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6" draw:layer="layout" draw:line-skew="1.765cm" svg:x1="3.85cm" svg:y1="11.801cm" svg:x2="20.456cm" svg:y2="12.036cm" draw:start-shape="id9" draw:start-glue-point="3" draw:end-shape="id10" draw:end-glue-point="3" svg:d="M3850 11801v2501h16606v-2266" svg:viewBox="0 0 16607 2502">
          <text:p/>
        </draw:connector>
        <draw:frame draw:style-name="gr61" draw:text-style-name="P27" draw:layer="layout" svg:width="5.362cm" svg:height="0.962cm" svg:x="11.366cm" svg:y="13.352cm">
          <draw:text-box>
            <text:p>1) <text:s/>ghNJBD 1234</text:p>
          </draw:text-box>
        </draw:frame>
        <draw:frame draw:style-name="gr62" draw:text-style-name="P27" draw:layer="layout" svg:width="3.918cm" svg:height="0.962cm" svg:x="11.464cm" svg:y="15.152cm">
          <draw:text-box>
            <text:p>2) <text:s/>ghUBUD</text:p>
          </draw:text-box>
        </draw:frame>
        <draw:frame draw:style-name="gr62" draw:text-style-name="P27" draw:layer="layout" svg:width="3.918cm" svg:height="0.962cm" svg:x="11.464cm" svg:y="17.252cm">
          <draw:text-box>
            <text:p>3) <text:s/>ghNPRD</text:p>
          </draw:text-box>
        </draw:frame>
        <draw:connector draw:style-name="gr63" draw:text-style-name="P16" draw:layer="layout" draw:line-skew="0.895cm" svg:x1="3.901cm" svg:y1="16.602cm" svg:x2="20.507cm" svg:y2="16.837cm" svg:d="M3901 16602v1631h16606v-1396" svg:viewBox="0 0 16607 1632">
          <text:p/>
        </draw:connector>
        <draw:frame draw:style-name="gr64" draw:text-style-name="P2" draw:layer="layout" svg:width="21.537cm" svg:height="1.276cm" svg:x="3.232cm" svg:y="1.524cm">
          <draw:text-box>
            <text:p text:style-name="P1"><text:span text:style-name="T1">Working with the upstream </text:span><text:span text:style-name="T12">development</text:span><text:span text:style-name="T1"> branch</text:span></text:p>
          </draw:text-box>
        </draw:frame>
        <draw:connector draw:style-name="gr60" draw:text-style-name="P16" draw:layer="layout" draw:line-skew="1.105cm" svg:x1="3.908cm" svg:y1="14.709cm" svg:x2="20.522cm" svg:y2="14.549cm" svg:d="M3908 14709v1606h16614v-1766" svg:viewBox="0 0 16615 1767">
          <text:p/>
        </draw:connector>
        <draw:custom-shape draw:style-name="gr65" draw:text-style-name="P12" draw:layer="layout" svg:width="5.099cm" svg:height="1.682cm" draw:transform="rotate (1.5707963267949) translate (10.559cm 11.801cm)">
          <text:p text:style-name="P1"><text:span text:style-name="T4">epic/JIRA-46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7" draw:layer="layout" svg:width="8.202cm" svg:height="0.962cm" svg:x="18.964cm" svg:y="19.45cm">
          <draw:text-box>
            <text:p><text:span text:style-name="T6">JIRA = Project Abbreviation</text:span></text:p>
          </draw:text-box>
        </draw:frame>
        <presentation:notes draw:style-name="dp2">
          <draw:page-thumbnail draw:style-name="gr28" draw:layer="layout" svg:width="13.968cm" svg:height="10.476cm" svg:x="3.81cm" svg:y="2.123cm" draw:page-number="4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52" draw:text-style-name="P3" draw:layer="layout" svg:width="3.556cm" svg:height="1.016cm" svg:x="5.518cm" svg:y="4.878cm">
          <text:p text:style-name="P1"><text:span text:style-name="T2">upstream</text:span></text:p>
          <draw:enhanced-geometry svg:viewBox="0 0 21600 21600" draw:type="rectangle" draw:enhanced-path="M 0 0 L 21600 0 21600 21600 0 21600 0 0 Z N"/>
        </draw:custom-shape>
        <draw:custom-shape draw:style-name="gr66" draw:text-style-name="P28" draw:layer="layout" svg:width="11.534cm" svg:height="6.39cm" svg:x="1.478cm" svg:y="5.949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2.794cm" svg:height="1.016cm" svg:x="19.904cm" svg:y="4.924cm">
          <text:p text:style-name="P1"><text:span text:style-name="T2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8" draw:layer="layout" svg:width="10.365cm" svg:height="6.39cm" svg:x="16.11cm" svg:y="5.9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5.099cm" svg:height="1.681cm" draw:transform="rotate (1.5707963267949) translate (2.71cm 11.701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8" draw:layer="layout" svg:width="5.099cm" svg:height="1.682cm" draw:transform="rotate (1.5707963267949) translate (5.233cm 11.701cm)">
          <text:p text:style-name="P1"><text:span text:style-name="T4">release/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8" draw:layer="layout" svg:width="5.099cm" svg:height="1.682cm" draw:transform="rotate (1.5707963267949) translate (7.757cm 11.701cm)">
          <text:p text:style-name="P1"><text:span text:style-name="T4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6" draw:layer="layout" draw:line-skew="1.765cm" svg:x1="11.124cm" svg:y1="11.701cm" svg:x2="25.017cm" svg:y2="11.936cm" svg:d="M11124 11701v2501h13893v-2266" svg:viewBox="0 0 13894 2502">
          <text:p/>
        </draw:connector>
        <draw:frame draw:style-name="gr68" draw:text-style-name="P27" draw:layer="layout" svg:width="6.911cm" svg:height="0.962cm" svg:x="14.746cm" svg:y="13.152cm">
          <draw:text-box>
            <text:p>1) <text:s/>ghNJBE 5678 4665</text:p>
          </draw:text-box>
        </draw:frame>
        <draw:connector draw:style-name="gr60" draw:text-style-name="P16" draw:layer="layout" draw:line-skew="0.457cm" svg:x1="11.09cm" svg:y1="14.736cm" svg:x2="25.056cm" svg:y2="14.982cm" svg:d="M11090 14736v1204h13966v-958" svg:viewBox="0 0 13967 1205">
          <text:p/>
        </draw:connector>
        <draw:frame draw:style-name="gr69" draw:text-style-name="P27" draw:layer="layout" svg:width="5.468cm" svg:height="0.962cm" svg:x="14.829cm" svg:y="14.852cm">
          <draw:text-box>
            <text:p>2) <text:s/>ghUBUE 4665</text:p>
          </draw:text-box>
        </draw:frame>
        <draw:frame draw:style-name="gr69" draw:text-style-name="P27" draw:layer="layout" svg:width="5.468cm" svg:height="0.962cm" svg:x="14.829cm" svg:y="16.952cm">
          <draw:text-box>
            <text:p>3) <text:s/>ghNPRE 4665</text:p>
          </draw:text-box>
        </draw:frame>
        <draw:connector draw:style-name="gr63" draw:text-style-name="P16" draw:layer="layout" draw:line-skew="0.895cm" svg:x1="11.166cm" svg:y1="16.302cm" svg:x2="25.06cm" svg:y2="16.537cm" svg:d="M11166 16302v1631h13894v-1396" svg:viewBox="0 0 13895 1632">
          <text:p/>
        </draw:connector>
        <draw:frame draw:style-name="gr70" draw:text-style-name="P2" draw:layer="layout" svg:width="19.594cm" svg:height="1.276cm" svg:x="5.132cm" svg:y="1.424cm">
          <draw:text-box>
            <text:p text:style-name="P1"><text:span text:style-name="T1">Working with an upstream </text:span><text:span text:style-name="T12">Epic</text:span><text:span text:style-name="T1"> branch</text:span></text:p>
          </draw:text-box>
        </draw:frame>
        <draw:custom-shape draw:style-name="gr58" draw:text-style-name="P9" draw:layer="layout" svg:width="5.099cm" svg:height="1.681cm" draw:transform="rotate (1.5707963267949) translate (19.217cm 11.736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9" draw:layer="layout" svg:width="5.099cm" svg:height="1.681cm" draw:transform="rotate (1.5707963267949) translate (21.741cm 11.736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5" draw:layer="layout" svg:width="5.099cm" svg:height="1.682cm" draw:transform="rotate (1.5707963267949) translate (16.693cm 11.736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2" draw:layer="layout" svg:width="5.099cm" svg:height="1.682cm" draw:transform="rotate (1.5707963267949) translate (10.358cm 11.701cm)">
          <text:p text:style-name="P1"><text:span text:style-name="T4">epic/JIRA-46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7" draw:layer="layout" svg:width="8.202cm" svg:height="0.962cm" svg:x="0.664cm" svg:y="19.45cm">
          <draw:text-box>
            <text:p><text:span text:style-name="T6">JIRA = Project Abbreviation</text:span></text:p>
          </draw:text-box>
        </draw:frame>
        <draw:custom-shape draw:style-name="gr58" draw:text-style-name="P9" draw:layer="layout" svg:width="5.099cm" svg:height="1.681cm" draw:transform="rotate (1.5707963267949) translate (24.241cm 11.736cm)">
          <text:p text:style-name="P1"><text:span text:style-name="T4">JIRA-326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8" draw:layer="layout" svg:width="13.968cm" svg:height="10.476cm" svg:x="3.81cm" svg:y="2.123cm" draw:page-number="5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52" draw:text-style-name="P3" draw:layer="layout" svg:width="3.556cm" svg:height="1.016cm" svg:x="5.818cm" svg:y="4.878cm">
          <text:p text:style-name="P1"><text:span text:style-name="T2">upstream</text:span></text:p>
          <draw:enhanced-geometry svg:viewBox="0 0 21600 21600" draw:type="rectangle" draw:enhanced-path="M 0 0 L 21600 0 21600 21600 0 21600 0 0 Z N"/>
        </draw:custom-shape>
        <draw:custom-shape draw:style-name="gr66" draw:text-style-name="P28" draw:layer="layout" svg:width="11.534cm" svg:height="6.39cm" svg:x="1.778cm" svg:y="5.949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2.794cm" svg:height="1.016cm" svg:x="19.304cm" svg:y="5.124cm">
          <text:p text:style-name="P1"><text:span text:style-name="T2">ori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8" draw:layer="layout" svg:width="8.89cm" svg:height="6.39cm" svg:x="16.51cm" svg:y="6.1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5.099cm" svg:height="1.681cm" draw:transform="rotate (1.5707963267949) translate (3.01cm 11.701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8" draw:layer="layout" svg:width="5.099cm" svg:height="1.682cm" draw:transform="rotate (1.5707963267949) translate (5.533cm 11.701cm)">
          <text:p text:style-name="P1"><text:span text:style-name="T4">release/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8" draw:layer="layout" svg:width="5.099cm" svg:height="1.682cm" draw:transform="rotate (1.5707963267949) translate (8.057cm 11.701cm)">
          <text:p text:style-name="P1"><text:span text:style-name="T4">release/4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6" draw:layer="layout" draw:line-skew="1.765cm" svg:x1="8.924cm" svg:y1="11.701cm" svg:x2="22.817cm" svg:y2="11.936cm" svg:d="M8924 11701v2501h13893v-2266" svg:viewBox="0 0 13894 2502">
          <text:p/>
        </draw:connector>
        <draw:frame draw:style-name="gr71" draw:text-style-name="P27" draw:layer="layout" svg:width="6.42cm" svg:height="0.962cm" svg:x="12.546cm" svg:y="13.152cm">
          <draw:text-box>
            <text:p>1) <text:s/>ghNJBR 5678 4.1</text:p>
          </draw:text-box>
        </draw:frame>
        <draw:connector draw:style-name="gr60" draw:text-style-name="P16" draw:layer="layout" draw:line-skew="0.457cm" svg:x1="8.89cm" svg:y1="14.736cm" svg:x2="22.856cm" svg:y2="14.982cm" svg:d="M8890 14736v1204h13966v-958" svg:viewBox="0 0 13967 1205">
          <text:p/>
        </draw:connector>
        <draw:frame draw:style-name="gr72" draw:text-style-name="P27" draw:layer="layout" svg:width="4.977cm" svg:height="0.962cm" svg:x="12.629cm" svg:y="14.852cm">
          <draw:text-box>
            <text:p>2) <text:s/>ghUBUR 4.1</text:p>
          </draw:text-box>
        </draw:frame>
        <draw:frame draw:style-name="gr72" draw:text-style-name="P27" draw:layer="layout" svg:width="4.977cm" svg:height="0.962cm" svg:x="12.629cm" svg:y="16.952cm">
          <draw:text-box>
            <text:p>3) <text:s/>ghNPRR 4.1</text:p>
          </draw:text-box>
        </draw:frame>
        <draw:connector draw:style-name="gr63" draw:text-style-name="P16" draw:layer="layout" draw:line-skew="0.895cm" svg:x1="8.966cm" svg:y1="16.302cm" svg:x2="22.86cm" svg:y2="16.537cm" svg:d="M8966 16302v1631h13894v-1396" svg:viewBox="0 0 13895 1632">
          <text:p/>
        </draw:connector>
        <draw:frame draw:style-name="gr70" draw:text-style-name="P2" draw:layer="layout" svg:width="19.594cm" svg:height="1.276cm" svg:x="4.532cm" svg:y="1.524cm">
          <draw:text-box>
            <text:p text:style-name="P1"><text:span text:style-name="T1">Working with an upstream </text:span><text:span text:style-name="T12">Release</text:span><text:span text:style-name="T1"> branch</text:span></text:p>
          </draw:text-box>
        </draw:frame>
        <draw:custom-shape draw:style-name="gr58" draw:text-style-name="P9" draw:layer="layout" svg:width="5.099cm" svg:height="1.681cm" draw:transform="rotate (1.5707963267949) translate (19.617cm 11.936cm)">
          <text:p text:style-name="P1"><text:span text:style-name="T4">JIRA-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9" draw:layer="layout" svg:width="5.099cm" svg:height="1.681cm" draw:transform="rotate (1.5707963267949) translate (22.141cm 11.936cm)">
          <text:p text:style-name="P1"><text:span text:style-name="T4">JIRA-56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5" draw:layer="layout" svg:width="5.099cm" svg:height="1.682cm" draw:transform="rotate (1.5707963267949) translate (17.093cm 11.936cm)">
          <text:p text:style-name="P1"><text:span text:style-name="T4">develop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2" draw:layer="layout" svg:width="5.099cm" svg:height="1.682cm" draw:transform="rotate (1.5707963267949) translate (10.658cm 11.701cm)">
          <text:p text:style-name="P1"><text:span text:style-name="T4">epic/JIRA-46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7" draw:layer="layout" svg:width="8.202cm" svg:height="0.962cm" svg:x="1.064cm" svg:y="19.45cm">
          <draw:text-box>
            <text:p><text:span text:style-name="T6">JIRA = Project Abbreviation</text:span></text:p>
          </draw:text-box>
        </draw:frame>
        <presentation:notes draw:style-name="dp2">
          <draw:page-thumbnail draw:style-name="gr28" draw:layer="layout" svg:width="13.968cm" svg:height="10.476cm" svg:x="3.81cm" svg:y="2.123cm" draw:page-number="6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5T15:55:17.123178531</meta:creation-date>
    <dc:date>2017-11-09T14:30:04.206184084</dc:date>
    <meta:editing-duration>P11DT14M47S</meta:editing-duration>
    <meta:editing-cycles>75</meta:editing-cycles>
    <meta:generator>LibreOffice/5.3.1.2$Linux_X86_64 LibreOffice_project/30m0$Build-2</meta:generator>
    <meta:print-date>2017-11-07T17:31:25.977184910</meta:print-date>
    <meta:document-statistic meta:object-count="152"/>
  </office:meta>
</office:document-meta>
</file>